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8d137" officeooo:paragraph-rsid="0008d137"/>
    </style:style>
    <style:style style:name="P2" style:family="paragraph" style:parent-style-name="Standard">
      <style:text-properties officeooo:rsid="0008d137" officeooo:paragraph-rsid="0008d137"/>
    </style:style>
    <style:style style:name="P3" style:family="paragraph" style:parent-style-name="Standard">
      <style:text-properties officeooo:rsid="000ad83b" officeooo:paragraph-rsid="000ad83b"/>
    </style:style>
    <style:style style:name="T1" style:family="text">
      <style:text-properties officeooo:rsid="000ad8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ex.php <text:s/>главная страница </text:p>
      <text:p text:style-name="P1">content.php список категорий, <text:span text:style-name="T1">топиков и пр</text:span></text:p>
      <text:p text:style-name="P1">dbconn.php авторизация в базе</text:p>
      <text:p text:style-name="P1">main.css <text:s/>стили</text:p>
      <text:p text:style-name="P1">layout.php <text:s/>формы входа и пр</text:p>
      <text:p text:style-name="P1">logout.php <text:s/>выход</text:p>
      <text:p text:style-name="P1">validation.php <text:s/>проверка пользоватея</text:p>
      <text:p text:style-name="P3">topics.php <text:s/>копия index с отображением топи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0:12:01.679129635</meta:creation-date>
    <dc:date>2019-03-18T01:46:39.672285751</dc:date>
    <meta:editing-duration>PT10M30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8" meta:word-count="31" meta:character-count="241" meta:non-whitespace-character-count="211"/>
  </office:meta>
</office:document-meta>
</file>